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52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2.7638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9118in"/>
    </style:style>
    <style:style style:name="co7" style:family="table-column">
      <style:table-column-properties fo:break-before="auto" style:column-width="1.6717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e0021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>
            <text:p>List of Countries</text:p>
          </table:table-cell>
          <table:table-cell office:value-type="string">
            <text:p>Does have DNS servers list?</text:p>
          </table:table-cell>
          <table:table-cell office:value-type="string">
            <text:p>Does data came from “dnschecker.org”?</text:p>
          </table:table-cell>
          <table:table-cell office:value-type="string">
            <text:p>Does data came from “public-dns.info”? </text:p>
          </table:table-cell>
          <table:table-cell office:value-type="string">
            <text:p>Does have Ipv4? </text:p>
          </table:table-cell>
          <table:table-cell office:value-type="string">
            <text:p>Does have Ipv6?</text:p>
          </table:table-cell>
          <table:table-cell office:value-type="string">
            <text:p>Number of Domains</text:p>
          </table:table-cell>
          <table:table-cell/>
        </table:table-row>
        <table:table-row table:style-name="ro1">
          <table:table-cell office:value-type="string">
            <text:p><text:s/>Afghanist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d Island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Alba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s/>Alger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ndorr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nguill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arctic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s/>Angol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/>Antigua and Barbud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Argentin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<text:s/>Arme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s/>Austral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52">
            <text:p>152</text:p>
          </table:table-cell>
          <table:table-cell/>
        </table:table-row>
        <table:table-row table:style-name="ro1">
          <table:table-cell office:value-type="string">
            <text:p><text:s/>Austr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<text:s/>Azerbaij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s/>Bahamas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Bahrai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ngladesh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<text:s/>Barbado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<text:s/>Belaru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s/>Belgium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Beliz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Beni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/>Bhut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oliv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s/>Bosnia and Herzegovin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otswan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/>Brazil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<text:s/>Brunei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Bulgar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<text:s/>Burkina Faso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Burundi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Côte d'Ivoir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Cabo Verde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Cambod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Cameroon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Canad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63">
            <text:p>163</text:p>
          </table:table-cell>
          <table:table-cell/>
        </table:table-row>
        <table:table-row table:style-name="ro1">
          <table:table-cell office:value-type="string">
            <text:p><text:s/>Central African Republic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Chad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Chil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<text:s/>Chin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<text:s/>Colomb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<text:s/>Comoros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ngo (Congo-Brazzaville)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Costa Ric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s/>Croat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s/>Cub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Cypru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<text:s/>Czechia (Czech Republic)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<text:s/>Democratic Republic of the Congo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Denmark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<text:s/>Djibouti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Dominic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Dominican Republic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<text:s/>Ecuador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<text:s/>Egypt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<text:s/>El Salvador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s/>Equatorial Guine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Eritre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Esto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/>Eswatini (fmr. "Swaziland")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thiop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Fiji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Finland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<text:s/>Franc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26">
            <text:p>126</text:p>
          </table:table-cell>
          <table:table-cell/>
        </table:table-row>
        <table:table-row table:style-name="ro1">
          <table:table-cell office:value-type="string">
            <text:p><text:s/>Gabo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s/>Gamb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eorg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Germany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61">
            <text:p>161</text:p>
          </table:table-cell>
          <table:table-cell/>
        </table:table-row>
        <table:table-row table:style-name="ro1">
          <table:table-cell office:value-type="string">
            <text:p>Ghan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/>Greec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<text:s/>Grenad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uatemal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s/>Guine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Guinea-Bissau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uyan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Haiti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ly See (Vatican city)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Hondura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s/>Hungary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<text:s/>Iceland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s/>Ind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16">
            <text:p>116</text:p>
          </table:table-cell>
          <table:table-cell/>
        </table:table-row>
        <table:table-row table:style-name="ro1">
          <table:table-cell office:value-type="string">
            <text:p>Indones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11">
            <text:p>211</text:p>
          </table:table-cell>
          <table:table-cell/>
        </table:table-row>
        <table:table-row table:style-name="ro1">
          <table:table-cell office:value-type="string">
            <text:p>Ir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<text:s/>Iraq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s/>Ireland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<text:s/>Israel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<text:s/>Italy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Jamaic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Jap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32">
            <text:p>132</text:p>
          </table:table-cell>
          <table:table-cell/>
        </table:table-row>
        <table:table-row table:style-name="ro1">
          <table:table-cell office:value-type="string">
            <text:p><text:s/>Jord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Kazakhst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Keny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<text:s/>Kiribati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Kuwait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s/>Kyrgyzstan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Lao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 / A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/>Latv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<text:s/>Lebano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Lesotho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beri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Liby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Liechtenstei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Lithua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Luxembourg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adagascar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lawi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Malays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<text:s/>Maldive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/>Mali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lt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/>Marshall Island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aurita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auritiu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s/>Mexico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<text:s/>Micrones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Moldov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<text:s/>Monaco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ngol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Montenegro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rocco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Mozambique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Myanmar (formerly Burma)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Namib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/>Nauru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pal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s/>Netherland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22">
            <text:p>122</text:p>
          </table:table-cell>
          <table:table-cell/>
        </table:table-row>
        <table:table-row table:style-name="ro1">
          <table:table-cell office:value-type="string">
            <text:p><text:s/>New Zealand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Nicaragu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ger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Niger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<text:s/>North Kore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rth Macedo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/>Norway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<text:s/>Om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kist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<text:s/>Palau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Palestine Stat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s/>Panam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/>Papua New Guine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Paraguay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<text:s/>Peru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Philippine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Poland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12">
            <text:p>112</text:p>
          </table:table-cell>
          <table:table-cell/>
        </table:table-row>
        <table:table-row table:style-name="ro1">
          <table:table-cell office:value-type="string">
            <text:p><text:s/>Portugal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<text:s/>Qatar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ma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<text:s/>Russ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<text:s/>Rwand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int Kitts and Nevis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int Luc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int Vincent and the Grenadine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s/>Samo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San Marino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Sao Tome and Princip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Saudi Arab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enegal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rb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eychelle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erra Leon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Singapor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Slovak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<text:s/>Slove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Solomon Islands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malia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uth Afric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South Kore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23">
            <text:p>123</text:p>
          </table:table-cell>
          <table:table-cell/>
        </table:table-row>
        <table:table-row table:style-name="ro1">
          <table:table-cell office:value-type="string">
            <text:p><text:s/>South Sudan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Spai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88">
            <text:p>88</text:p>
          </table:table-cell>
          <table:table-cell/>
        </table:table-row>
        <table:table-row table:style-name="ro1">
          <table:table-cell office:value-type="string">
            <text:p>Sri Lank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/>Sud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riname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wede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<text:s/>Switzerland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Syr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/>Tajikist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s/>Tanzan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N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hailand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<text:s/>Timor-Leste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Togo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Tong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Trinidad and Tobago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Tunis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s/>Turkey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<text:s/>Turkmenist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s/>Tuvalu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<text:s/>Ugand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s/>Ukrain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14">
            <text:p>114</text:p>
          </table:table-cell>
          <table:table-cell/>
        </table:table-row>
        <table:table-row table:style-name="ro1">
          <table:table-cell office:value-type="string">
            <text:p>United Arab Emirates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<text:s/>United Kingdom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179">
            <text:p>179</text:p>
          </table:table-cell>
          <table:table-cell/>
        </table:table-row>
        <table:table-row table:style-name="ro1">
          <table:table-cell office:value-type="string">
            <text:p><text:s/>United States of Americ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Y</text:p>
          </table:table-cell>
          <table:table-cell table:style-name="ce7" office:value-type="float" office:value="2414">
            <text:p>2414</text:p>
          </table:table-cell>
          <table:table-cell/>
        </table:table-row>
        <table:table-row table:style-name="ro1">
          <table:table-cell office:value-type="string">
            <text:p><text:s/>Uruguay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s/>Uzbekista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<text:s/>Vanuatu</text:p>
          </table:table-cell>
          <table:table-cell table:style-name="ce2" office:value-type="string">
            <text:p>N</text:p>
          </table:table-cell>
          <table:table-cell table:style-name="ce3" office:value-type="string">
            <text:p>N / A</text:p>
          </table:table-cell>
          <table:table-cell table:style-name="ce4" office:value-type="string">
            <text:p>N / A</text:p>
          </table:table-cell>
          <table:table-cell table:style-name="ce5" office:value-type="string">
            <text:p>N / A</text:p>
          </table:table-cell>
          <table:table-cell table:style-name="ce6" office:value-type="string">
            <text:p>N / 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nezuel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<text:s/>Vietnam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<text:s/>Yemen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<text:s/>Zambia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N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/>Zimbabwe</text:p>
          </table:table-cell>
          <table:table-cell table:style-name="ce2" office:value-type="string">
            <text:p>Y</text:p>
          </table:table-cell>
          <table:table-cell table:style-name="ce3" office:value-type="string">
            <text:p>Y</text:p>
          </table:table-cell>
          <table:table-cell table:style-name="ce4" office:value-type="string">
            <text:p>Y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List of Countries</text:p>
          </table:table-cell>
          <table:table-cell office:value-type="string">
            <text:p>Does have DNS servers list?</text:p>
          </table:table-cell>
          <table:table-cell office:value-type="string">
            <text:p>Does data came from “dnschecker.org”?</text:p>
          </table:table-cell>
          <table:table-cell office:value-type="string">
            <text:p>Does data came from “public-dns.info”? </text:p>
          </table:table-cell>
          <table:table-cell office:value-type="string">
            <text:p>Does have Ipv4? </text:p>
          </table:table-cell>
          <table:table-cell office:value-type="string">
            <text:p>Does have Ipv6?</text:p>
          </table:table-cell>
          <table:table-cell table:style-name="ce8" table:formula="of:=SUM([.G2:.G199])" office:value-type="float" office:value="6810">
            <text:p>6810</text:p>
          </table:table-cell>
          <table:table-cell table:style-name="ce9" office:value-type="string">
            <text:p>:Total Domains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1048374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2">05/22/2022</text:date>, <text:time>02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e None</meta:initial-creator>
    <meta:creation-date>2021-12-02T17:47:10.87</meta:creation-date>
    <dc:date>2022-05-22T02:02:26.79</dc:date>
    <dc:creator>None None</dc:creator>
    <meta:editing-duration>PT12H54M42S</meta:editing-duration>
    <meta:editing-cycles>23</meta:editing-cycles>
    <meta:generator>OpenOffice/4.1.11$Win32 OpenOffice.org_project/4111m1$Build-9808</meta:generator>
    <meta:document-statistic meta:table-count="1" meta:cell-count="1401" meta:object-count="0"/>
  </office:meta>
</office:document-meta>
</file>